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20.421cm" fo:margin-left="-1.711cm" table:align="left" style:shadow="none" style:may-break-between-rows="true" table:border-model="collapsing"/>
    </style:style>
    <style:style style:name="Tabla1.A" style:family="table-column">
      <style:table-column-properties style:column-width="7.384cm"/>
    </style:style>
    <style:style style:name="Tabla1.B" style:family="table-column">
      <style:table-column-properties style:column-width="5.653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a1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1.B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1.C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1.B3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1.C3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1.B4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1.C4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1.B5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1.C5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1.B6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1.C6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1.7" style:family="table-row">
      <style:table-row-properties style:min-row-height="2.043cm" fo:keep-together="auto"/>
    </style:style>
    <style:style style:name="Tabla1.A7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a1.B7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a1.C7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P1" style:family="paragraph" style:parent-style-name="Heading_20_2">
      <style:text-properties fo:font-size="13pt" style:font-size-asian="13pt" style:font-size-complex="13pt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3b436" officeooo:paragraph-rsid="0013b43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3b436" officeooo:paragraph-rsid="0013b436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4b59f" officeooo:paragraph-rsid="0014b5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4b59f" officeooo:paragraph-rsid="0014b59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3b436" officeooo:paragraph-rsid="0013b43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9" style:family="paragraph" style:parent-style-name="Text_20_body">
      <style:text-properties fo:font-size="13pt" fo:font-weight="bold" officeooo:rsid="0013b436" officeooo:paragraph-rsid="0013b436" style:font-size-asian="13pt" style:font-weight-asian="bold" style:font-size-complex="13pt" style:font-weight-complex="bold"/>
    </style:style>
    <style:style style:name="T1" style:family="text">
      <style:text-properties officeooo:rsid="0013b4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yui_3_17_2_1_1733844209086_52"/>A3.9 – tra<text:span text:style-name="T1">n</text:span>sacciones<text:tab/><text:tab/><text:tab/><text:tab/><text:tab/><text:tab/><text:tab/><text:span text:style-name="T1">Rubén Agra Casal</text:span></text:h>
      <text:p text:style-name="P9">2º DAM Acceso a Datos<text:tab/><text:tab/><text:tab/><text:tab/><text:tab/><text:tab/><text:tab/>10/12/2024</text:p>
      <text:p text:style-name="P9"/>
      <table:table table:name="Tabla1" table:style-name="Tabla1" table:template-name="Elegant">
        <table:table-column table:style-name="Tabla1.A"/>
        <table:table-column table:style-name="Tabla1.B"/>
        <table:table-column table:style-name="Tabla1.A"/>
        <table:table-row table:style-name="Tabla1.1"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7">Con Transacción</text:p>
          </table:table-cell>
          <table:table-cell table:style-name="Tabla1.A1" office:value-type="string">
            <text:p text:style-name="P7">Sin Transacción</text:p>
          </table:table-cell>
        </table:table-row>
        <table:table-row table:style-name="Tabla1.1">
          <table:table-cell table:style-name="Tabla1.A2" office:value-type="string">
            <text:p text:style-name="P2">Validación de cambios</text:p>
          </table:table-cell>
          <table:table-cell table:style-name="Tabla1.B2" office:value-type="string">
            <text:p text:style-name="P4">Se validan en conjunto antes de aplicarse</text:p>
          </table:table-cell>
          <table:table-cell table:style-name="Tabla1.C2" office:value-type="string">
            <text:p text:style-name="P4">Los cambios se aplican de forma inmediata</text:p>
          </table:table-cell>
        </table:table-row>
        <table:table-row table:style-name="Tabla1.1">
          <table:table-cell table:style-name="Tabla1.A2" office:value-type="string">
            <text:p text:style-name="P2">Reversión en errores</text:p>
          </table:table-cell>
          <table:table-cell table:style-name="Tabla1.B3" office:value-type="string">
            <text:p text:style-name="P4">Permite revertir todos los cambios si se produce un error</text:p>
          </table:table-cell>
          <table:table-cell table:style-name="Tabla1.C3" office:value-type="string">
            <text:p text:style-name="P4">No hay reversión automática</text:p>
          </table:table-cell>
        </table:table-row>
        <table:table-row table:style-name="Tabla1.1">
          <table:table-cell table:style-name="Tabla1.A2" office:value-type="string">
            <text:p text:style-name="P2">Consistencia</text:p>
          </table:table-cell>
          <table:table-cell table:style-name="Tabla1.B4" office:value-type="string">
            <text:p text:style-name="P4">Garantizan la consistencia </text:p>
          </table:table-cell>
          <table:table-cell table:style-name="Tabla1.C4" office:value-type="string">
            <text:p text:style-name="P4">Mayor riesgo de inconsistencia por falta de control de sentencias</text:p>
          </table:table-cell>
        </table:table-row>
        <table:table-row table:style-name="Tabla1.1">
          <table:table-cell table:style-name="Tabla1.A2" office:value-type="string">
            <text:p text:style-name="P2">Eficiencia</text:p>
          </table:table-cell>
          <table:table-cell table:style-name="Tabla1.B5" office:value-type="string">
            <text:p text:style-name="P4">Son más lentas pero también son más seguras.</text:p>
          </table:table-cell>
          <table:table-cell table:style-name="Tabla1.C5" office:value-type="string">
            <text:p text:style-name="P4">Son más rápidas. </text:p>
          </table:table-cell>
        </table:table-row>
        <table:table-row table:style-name="Tabla1.1">
          <table:table-cell table:style-name="Tabla1.A2" office:value-type="string">
            <text:p text:style-name="P2">Complejidad de código</text:p>
          </table:table-cell>
          <table:table-cell table:style-name="Tabla1.B6" office:value-type="string">
            <text:p text:style-name="P4">El código se simplifica al delegar la gestión de consistencia </text:p>
          </table:table-cell>
          <table:table-cell table:style-name="Tabla1.C6" office:value-type="string">
            <text:p text:style-name="P4">Requiere código adicional para gestionar los errores y la consistencia</text:p>
          </table:table-cell>
        </table:table-row>
        <table:table-row table:style-name="Tabla1.7">
          <table:table-cell table:style-name="Tabla1.A7" office:value-type="string">
            <text:p text:style-name="P3">Atomicidad</text:p>
          </table:table-cell>
          <table:table-cell table:style-name="Tabla1.B7" office:value-type="string">
            <text:p text:style-name="P5">Asegura que todas las operaciones se completen juntas o ninguna </text:p>
          </table:table-cell>
          <table:table-cell table:style-name="Tabla1.C7" office:value-type="string">
            <text:p text:style-name="P5">No garantiza que las operaciones sean indivisibles</text:p>
          </table:table-cell>
        </table:table-row>
      </table:table>
      <text:p text:style-name="P9"/>
      <text:p text:style-name="P8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es" number:country="ES">
      <number:number number:min-integer-digits="1"/>
    </number:number-style>
    <number:text-style style:name="N20100" number:language="es" number:country="ES">
      <number:text-content/>
    </number:text-style>
    <style:style style:name="Elegant.1" style:family="table-cell" style:data-style-name="N2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2" style:family="table-cell" style:data-style-name="N2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3" style:family="table-cell" style:data-style-name="N2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4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5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6" style:family="table-cell" style:data-style-name="N2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7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8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9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0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1" style:family="table-cell" style:data-style-name="N2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2" style:family="table-cell" style:data-style-name="N2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3" style:family="table-cell" style:data-style-name="N201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4" style:family="table-cell" style:data-style-name="N2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5" style:family="table-cell" style:data-style-name="N2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6" style:family="table-cell" style:data-style-name="N2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0T16:33:14.967000000</meta:creation-date>
    <dc:date>2024-12-10T17:14:39.344000000</dc:date>
    <meta:editing-duration>PT10M38S</meta:editing-duration>
    <meta:editing-cycles>1</meta:editing-cycles>
    <meta:document-statistic meta:table-count="1" meta:image-count="0" meta:object-count="0" meta:page-count="1" meta:paragraph-count="22" meta:word-count="116" meta:character-count="770" meta:non-whitespace-character-count="659"/>
    <meta:generator>LibreOffice/24.2.3.2$Windows_X86_64 LibreOffice_project/433d9c2ded56988e8a90e6b2e771ee4e6a5ab2ba</meta:generator>
  </office:meta>
</office:document-meta>
</file>